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4f2bf" officeooo:paragraph-rsid="0014f2bf"/>
    </style:style>
    <style:style style:name="P2" style:family="paragraph" style:parent-style-name="Standard">
      <style:text-properties officeooo:rsid="001c4fc2" officeooo:paragraph-rsid="001c4fc2"/>
    </style:style>
    <style:style style:name="P3" style:family="paragraph" style:parent-style-name="Standard">
      <style:text-properties officeooo:rsid="001ccf64" officeooo:paragraph-rsid="001ccf64"/>
    </style:style>
    <style:style style:name="P4" style:family="paragraph" style:parent-style-name="Standard">
      <style:text-properties officeooo:rsid="001e1981" officeooo:paragraph-rsid="001e1981"/>
    </style:style>
    <style:style style:name="T1" style:family="text">
      <style:text-properties officeooo:rsid="0016018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 am channelling my thoughts into this piece in order to facilitate some peace. Whether that will happen I simultaneously know and don’t know because we both do and don’t have free will. Paradoxes everywhere I look. </text:p>
      <text:p text:style-name="P1"/>
      <text:p text:style-name="P1">There must be some way out of here</text:p>
      <text:p text:style-name="P1">said the joker to the thief</text:p>
      <text:p text:style-name="P1">theres too much confusion</text:p>
      <text:p text:style-name="P1">I can’t get no relief</text:p>
      <text:p text:style-name="P1">business man he drink my wine</text:p>
      <text:p text:style-name="P1">plough man dig my earth </text:p>
      <text:p text:style-name="P1">none of them along the line</text:p>
      <text:p text:style-name="P1">know what any of it is worth</text:p>
      <text:p text:style-name="P1"/>
      <text:p text:style-name="P1">no reason to get excited</text:p>
      <text:p text:style-name="P1">the thief she kindly spoke</text:p>
      <text:p text:style-name="P1">there are many here among us</text:p>
      <text:p text:style-name="P1">who feel that life is but a joke</text:p>
      <text:p text:style-name="P1">but you and I have been through that </text:p>
      <text:p text:style-name="P1">and this is not our fate</text:p>
      <text:p text:style-name="P1">so let us not talk falsely now</text:p>
      <text:p text:style-name="P1">the hour is getting late</text:p>
      <text:p text:style-name="P1"/>
      <text:p text:style-name="P1">All along the watch tower</text:p>
      <text:p text:style-name="P1">princes kept the view</text:p>
      <text:p text:style-name="P1">while all the women came and went</text:p>
      <text:p text:style-name="P1">barefoot servants too</text:p>
      <text:p text:style-name="P1">outside in the cold distance</text:p>
      <text:p text:style-name="P1">the wild cat did growl</text:p>
      <text:p text:style-name="P1">two riders were approaching</text:p>
      <text:p text:style-name="P1">the wind began to howl</text:p>
      <text:p text:style-name="P1"/>
      <text:p text:style-name="P1">This song, and its cover by Jimi Hendrix are my favourite songs of all time. The Bob Dylan version being my favourite and the ultimate cover coming in close second.</text:p>
      <text:p text:style-name="P1"/>
      <text:p text:style-name="P1">The song for me is all about paradoxes. The joker and the thief who seem to talk very intimately to each other are actually <text:span text:style-name="T1">complete opposites. One laughs, one steals, yet they are still comformtable talking intimately with each other.</text:span></text:p>
      <text:p text:style-name="P1"/>
      <text:p text:style-name="P2">I stand on an infinitiesimly small piece of space and time. The static past is laid out behind me, the dynamic future full of illusive choices, good and bad, are laid out in front of me. This is consciousness. But whether there are choices or not is up to the subject to decide, and that is the most powerful right of all, freedom.</text:p>
      <text:p text:style-name="P2"/>
      <text:p text:style-name="P3">People keep telling me that this isn’t prison. And I think that speaks to the problems with our current prison system. Prison should be about rehabiliatiion and protecting the community, not retribution and justice (in some sense of the word). Prisons should also necessaryily be about justice, but justice for the community not the individual.</text:p>
      <text:p text:style-name="P3"/>
      <text:p text:style-name="P4">What I’m about to say has the possibility to cause a lot of suffering, so I want to preface it with this. The medical system in Australia is one of the best in the world and I have experienced this in first person. The nurses and doctors that have and are looking out for me have truly been some of the most caring, loving and intelligent people I have ever met.</text:p>
      <text:p text:style-name="P4"><text:soft-page-break/>Unfortutantely I am being held in a psychiatric ward against my will. I want to be free but I cannot. This is noones fault, people are just following the law. But much damage can be done when people blindly follow the law.</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9T10:18:10.796654702</meta:creation-date>
    <dc:date>2024-04-10T12:02:43.052249450</dc:date>
    <meta:editing-duration>PT3H56M48S</meta:editing-duration>
    <meta:editing-cycles>6</meta:editing-cycles>
    <meta:generator>LibreOffice/7.3.7.2$Linux_X86_64 LibreOffice_project/30$Build-2</meta:generator>
    <meta:document-statistic meta:table-count="0" meta:image-count="0" meta:object-count="0" meta:page-count="2" meta:paragraph-count="31" meta:word-count="473" meta:character-count="2513" meta:non-whitespace-character-count="2068"/>
  </office:meta>
</office:document-meta>
</file>